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size320_DFT_output_record1s_all_ftRange3200hz" table:style-name="ta1">
        <table:shapes>
          <draw:frame draw:z-index="0" draw:style-name="gr1" draw:text-style-name="P1" svg:width="1106.67pt" svg:height="255.23pt" svg:x="272.78pt" svg:y="124.24pt">
            <loext:p draw:notify-on-update-of-ranges="660hz_size320_DFT_output_record1s_all_ftRange3200hz.C2:660hz_size320_DFT_output_record1s_all_ftRange3200hz.C33 660hz_size320_DFT_output_record1s_all_ftRange3200hz.F2:660hz_size320_DFT_output_record1s_all_ftRange3200hz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52" calcext:value-type="float">
            <text:p>-14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VERAGE([.F2:.F33])" office:value-type="float" office:value="3313.25703125" calcext:value-type="float">
            <text:p>3313.25703125</text:p>
          </table:table-cell>
          <table:table-cell table:formula="of:=AVERAGE([.F2:.F18])" office:value-type="float" office:value="5310.87882352941" calcext:value-type="float">
            <text:p>5310.8788235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50" calcext:value-type="float">
            <text:p>-1450</text:p>
          </table:table-cell>
          <table:table-cell office:value-type="float" office:value="100" calcext:value-type="float">
            <text:p>100</text:p>
          </table:table-cell>
          <table:table-cell office:value-type="float" office:value="-2174.37" calcext:value-type="float">
            <text:p>-2174.37</text:p>
          </table:table-cell>
          <table:table-cell office:value-type="float" office:value="1081.8" calcext:value-type="float">
            <text:p>1081.8</text:p>
          </table:table-cell>
          <table:table-cell office:value-type="float" office:value="2428.61" calcext:value-type="float">
            <text:p>2428.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35" calcext:value-type="float">
            <text:p>-1435</text:p>
          </table:table-cell>
          <table:table-cell office:value-type="float" office:value="200" calcext:value-type="float">
            <text:p>200</text:p>
          </table:table-cell>
          <table:table-cell office:value-type="float" office:value="2313.73" calcext:value-type="float">
            <text:p>2313.73</text:p>
          </table:table-cell>
          <table:table-cell office:value-type="float" office:value="500.212" calcext:value-type="float">
            <text:p>500.212</text:p>
          </table:table-cell>
          <table:table-cell office:value-type="float" office:value="2367.19" calcext:value-type="float">
            <text:p>2367.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34" calcext:value-type="float">
            <text:p>-1434</text:p>
          </table:table-cell>
          <table:table-cell office:value-type="float" office:value="300" calcext:value-type="float">
            <text:p>300</text:p>
          </table:table-cell>
          <table:table-cell office:value-type="float" office:value="-2710.16" calcext:value-type="float">
            <text:p>-2710.16</text:p>
          </table:table-cell>
          <table:table-cell office:value-type="float" office:value="-495.391" calcext:value-type="float">
            <text:p>-495.391</text:p>
          </table:table-cell>
          <table:table-cell office:value-type="float" office:value="2755.06" calcext:value-type="float">
            <text:p>2755.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58" calcext:value-type="float">
            <text:p>-1458</text:p>
          </table:table-cell>
          <table:table-cell office:value-type="float" office:value="400" calcext:value-type="float">
            <text:p>400</text:p>
          </table:table-cell>
          <table:table-cell office:value-type="float" office:value="3562.55" calcext:value-type="float">
            <text:p>3562.55</text:p>
          </table:table-cell>
          <table:table-cell office:value-type="float" office:value="2503.84" calcext:value-type="float">
            <text:p>2503.84</text:p>
          </table:table-cell>
          <table:table-cell office:value-type="float" office:value="4354.42" calcext:value-type="float">
            <text:p>4354.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00" calcext:value-type="float">
            <text:p>-1500</text:p>
          </table:table-cell>
          <table:table-cell office:value-type="float" office:value="500" calcext:value-type="float">
            <text:p>500</text:p>
          </table:table-cell>
          <table:table-cell office:value-type="float" office:value="-4396.06" calcext:value-type="float">
            <text:p>-4396.06</text:p>
          </table:table-cell>
          <table:table-cell office:value-type="float" office:value="-3973.27" calcext:value-type="float">
            <text:p>-3973.27</text:p>
          </table:table-cell>
          <table:table-cell office:value-type="float" office:value="5925.56" calcext:value-type="float">
            <text:p>5925.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43" calcext:value-type="float">
            <text:p>-1543</text:p>
          </table:table-cell>
          <table:table-cell office:value-type="float" office:value="600" calcext:value-type="float">
            <text:p>600</text:p>
          </table:table-cell>
          <table:table-cell office:value-type="float" office:value="10171.1" calcext:value-type="float">
            <text:p>10171.1</text:p>
          </table:table-cell>
          <table:table-cell office:value-type="float" office:value="18530.5" calcext:value-type="float">
            <text:p>18530.5</text:p>
          </table:table-cell>
          <table:table-cell office:value-type="float" office:value="21138.4" calcext:value-type="float">
            <text:p>21138.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79" calcext:value-type="float">
            <text:p>-1579</text:p>
          </table:table-cell>
          <table:table-cell office:value-type="float" office:value="700" calcext:value-type="float">
            <text:p>700</text:p>
          </table:table-cell>
          <table:table-cell office:value-type="float" office:value="5034.24" calcext:value-type="float">
            <text:p>5034.24</text:p>
          </table:table-cell>
          <table:table-cell office:value-type="float" office:value="22233.3" calcext:value-type="float">
            <text:p>22233.3</text:p>
          </table:table-cell>
          <table:table-cell office:value-type="float" office:value="22796.1" calcext:value-type="float">
            <text:p>22796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9" calcext:value-type="float">
            <text:p>-1599</text:p>
          </table:table-cell>
          <table:table-cell office:value-type="float" office:value="800" calcext:value-type="float">
            <text:p>800</text:p>
          </table:table-cell>
          <table:table-cell office:value-type="float" office:value="-12.1399" calcext:value-type="float">
            <text:p>-12.1399</text:p>
          </table:table-cell>
          <table:table-cell office:value-type="float" office:value="-8834.8" calcext:value-type="float">
            <text:p>-8834.8</text:p>
          </table:table-cell>
          <table:table-cell office:value-type="float" office:value="8834.81" calcext:value-type="float">
            <text:p>8834.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15" calcext:value-type="float">
            <text:p>-1615</text:p>
          </table:table-cell>
          <table:table-cell office:value-type="float" office:value="900" calcext:value-type="float">
            <text:p>900</text:p>
          </table:table-cell>
          <table:table-cell office:value-type="float" office:value="-1842.6" calcext:value-type="float">
            <text:p>-1842.6</text:p>
          </table:table-cell>
          <table:table-cell office:value-type="float" office:value="3997.25" calcext:value-type="float">
            <text:p>3997.25</text:p>
          </table:table-cell>
          <table:table-cell office:value-type="float" office:value="4401.5" calcext:value-type="float">
            <text:p>4401.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39" calcext:value-type="float">
            <text:p>-1639</text:p>
          </table:table-cell>
          <table:table-cell office:value-type="float" office:value="1000" calcext:value-type="float">
            <text:p>1000</text:p>
          </table:table-cell>
          <table:table-cell office:value-type="float" office:value="1877.37" calcext:value-type="float">
            <text:p>1877.37</text:p>
          </table:table-cell>
          <table:table-cell office:value-type="float" office:value="-3214.39" calcext:value-type="float">
            <text:p>-3214.39</text:p>
          </table:table-cell>
          <table:table-cell office:value-type="float" office:value="3722.47" calcext:value-type="float">
            <text:p>3722.4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0" calcext:value-type="float">
            <text:p>-1670</text:p>
          </table:table-cell>
          <table:table-cell office:value-type="float" office:value="1100" calcext:value-type="float">
            <text:p>1100</text:p>
          </table:table-cell>
          <table:table-cell office:value-type="float" office:value="-2408.46" calcext:value-type="float">
            <text:p>-2408.46</text:p>
          </table:table-cell>
          <table:table-cell office:value-type="float" office:value="1313.79" calcext:value-type="float">
            <text:p>1313.79</text:p>
          </table:table-cell>
          <table:table-cell office:value-type="float" office:value="2743.49" calcext:value-type="float">
            <text:p>2743.4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2" calcext:value-type="float">
            <text:p>-1702</text:p>
          </table:table-cell>
          <table:table-cell office:value-type="float" office:value="1200" calcext:value-type="float">
            <text:p>1200</text:p>
          </table:table-cell>
          <table:table-cell office:value-type="float" office:value="2039.5" calcext:value-type="float">
            <text:p>2039.5</text:p>
          </table:table-cell>
          <table:table-cell office:value-type="float" office:value="-1020.69" calcext:value-type="float">
            <text:p>-1020.69</text:p>
          </table:table-cell>
          <table:table-cell office:value-type="float" office:value="2280.65" calcext:value-type="float">
            <text:p>2280.6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28" calcext:value-type="float">
            <text:p>-1728</text:p>
          </table:table-cell>
          <table:table-cell office:value-type="float" office:value="1300" calcext:value-type="float">
            <text:p>1300</text:p>
          </table:table-cell>
          <table:table-cell office:value-type="float" office:value="-1977.97" calcext:value-type="float">
            <text:p>-1977.97</text:p>
          </table:table-cell>
          <table:table-cell office:value-type="float" office:value="290.539" calcext:value-type="float">
            <text:p>290.539</text:p>
          </table:table-cell>
          <table:table-cell office:value-type="float" office:value="1999.19" calcext:value-type="float">
            <text:p>1999.1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34" calcext:value-type="float">
            <text:p>-1734</text:p>
          </table:table-cell>
          <table:table-cell office:value-type="float" office:value="1400" calcext:value-type="float">
            <text:p>1400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264.057" calcext:value-type="float">
            <text:p>264.057</text:p>
          </table:table-cell>
          <table:table-cell office:value-type="float" office:value="1511.92" calcext:value-type="float">
            <text:p>1511.9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17" calcext:value-type="float">
            <text:p>-1717</text:p>
          </table:table-cell>
          <table:table-cell office:value-type="float" office:value="1500" calcext:value-type="float">
            <text:p>1500</text:p>
          </table:table-cell>
          <table:table-cell office:value-type="float" office:value="-1436.02" calcext:value-type="float">
            <text:p>-1436.02</text:p>
          </table:table-cell>
          <table:table-cell office:value-type="float" office:value="-1190.09" calcext:value-type="float">
            <text:p>-1190.09</text:p>
          </table:table-cell>
          <table:table-cell office:value-type="float" office:value="1865.07" calcext:value-type="float">
            <text:p>1865.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91" calcext:value-type="float">
            <text:p>-1691</text:p>
          </table:table-cell>
          <table:table-cell office:value-type="float" office:value="1600" calcext:value-type="float">
            <text:p>1600</text:p>
          </table:table-cell>
          <table:table-cell office:value-type="float" office:value="743.687" calcext:value-type="float">
            <text:p>743.687</text:p>
          </table:table-cell>
          <table:table-cell office:value-type="float" office:value="890.896" calcext:value-type="float">
            <text:p>890.896</text:p>
          </table:table-cell>
          <table:table-cell office:value-type="float" office:value="1160.5" calcext:value-type="float">
            <text:p>1160.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73" calcext:value-type="float">
            <text:p>-1673</text:p>
          </table:table-cell>
          <table:table-cell office:value-type="float" office:value="1700" calcext:value-type="float">
            <text:p>1700</text:p>
          </table:table-cell>
          <table:table-cell office:value-type="float" office:value="-713.173" calcext:value-type="float">
            <text:p>-713.173</text:p>
          </table:table-cell>
          <table:table-cell office:value-type="float" office:value="-1510.87" calcext:value-type="float">
            <text:p>-1510.87</text:p>
          </table:table-cell>
          <table:table-cell office:value-type="float" office:value="1670.73" calcext:value-type="float">
            <text:p>1670.7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76" calcext:value-type="float">
            <text:p>-1676</text:p>
          </table:table-cell>
          <table:table-cell office:value-type="float" office:value="1800" calcext:value-type="float">
            <text:p>1800</text:p>
          </table:table-cell>
          <table:table-cell office:value-type="float" office:value="72.0061" calcext:value-type="float">
            <text:p>72.0061</text:p>
          </table:table-cell>
          <table:table-cell office:value-type="float" office:value="987.514" calcext:value-type="float">
            <text:p>987.514</text:p>
          </table:table-cell>
          <table:table-cell office:value-type="float" office:value="990.136" calcext:value-type="float">
            <text:p>990.1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2" calcext:value-type="float">
            <text:p>-1692</text:p>
          </table:table-cell>
          <table:table-cell office:value-type="float" office:value="1900" calcext:value-type="float">
            <text:p>1900</text:p>
          </table:table-cell>
          <table:table-cell office:value-type="float" office:value="-765.225" calcext:value-type="float">
            <text:p>-765.225</text:p>
          </table:table-cell>
          <table:table-cell office:value-type="float" office:value="-2137.14" calcext:value-type="float">
            <text:p>-2137.14</text:p>
          </table:table-cell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9" calcext:value-type="float">
            <text:p>-1699</text:p>
          </table:table-cell>
          <table:table-cell office:value-type="float" office:value="2000" calcext:value-type="float">
            <text:p>2000</text:p>
          </table:table-cell>
          <table:table-cell office:value-type="float" office:value="-1783.37" calcext:value-type="float">
            <text:p>-1783.37</text:p>
          </table:table-cell>
          <table:table-cell office:value-type="float" office:value="-961.718" calcext:value-type="float">
            <text:p>-961.718</text:p>
          </table:table-cell>
          <table:table-cell office:value-type="float" office:value="2026.16" calcext:value-type="float">
            <text:p>2026.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79" calcext:value-type="float">
            <text:p>-1679</text:p>
          </table:table-cell>
          <table:table-cell office:value-type="float" office:value="2100" calcext:value-type="float">
            <text:p>2100</text:p>
          </table:table-cell>
          <table:table-cell office:value-type="float" office:value="1028.63" calcext:value-type="float">
            <text:p>1028.63</text:p>
          </table:table-cell>
          <table:table-cell office:value-type="float" office:value="184.217" calcext:value-type="float">
            <text:p>184.217</text:p>
          </table:table-cell>
          <table:table-cell office:value-type="float" office:value="1044.99" calcext:value-type="float">
            <text:p>1044.9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37" calcext:value-type="float">
            <text:p>-1637</text:p>
          </table:table-cell>
          <table:table-cell office:value-type="float" office:value="2200" calcext:value-type="float">
            <text:p>2200</text:p>
          </table:table-cell>
          <table:table-cell office:value-type="float" office:value="-899.478" calcext:value-type="float">
            <text:p>-899.478</text:p>
          </table:table-cell>
          <table:table-cell office:value-type="float" office:value="-316.337" calcext:value-type="float">
            <text:p>-316.337</text:p>
          </table:table-cell>
          <table:table-cell office:value-type="float" office:value="953.483" calcext:value-type="float">
            <text:p>953.48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90" calcext:value-type="float">
            <text:p>-1590</text:p>
          </table:table-cell>
          <table:table-cell office:value-type="float" office:value="2300" calcext:value-type="float">
            <text:p>2300</text:p>
          </table:table-cell>
          <table:table-cell office:value-type="float" office:value="630.645" calcext:value-type="float">
            <text:p>630.645</text:p>
          </table:table-cell>
          <table:table-cell office:value-type="float" office:value="276.663" calcext:value-type="float">
            <text:p>276.663</text:p>
          </table:table-cell>
          <table:table-cell office:value-type="float" office:value="688.662" calcext:value-type="float">
            <text:p>688.66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55" calcext:value-type="float">
            <text:p>-1555</text:p>
          </table:table-cell>
          <table:table-cell office:value-type="float" office:value="2400" calcext:value-type="float">
            <text:p>2400</text:p>
          </table:table-cell>
          <table:table-cell office:value-type="float" office:value="-711.747" calcext:value-type="float">
            <text:p>-711.747</text:p>
          </table:table-cell>
          <table:table-cell office:value-type="float" office:value="-713.394" calcext:value-type="float">
            <text:p>-713.394</text:p>
          </table:table-cell>
          <table:table-cell office:value-type="float" office:value="1007.73" calcext:value-type="float">
            <text:p>1007.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42" calcext:value-type="float">
            <text:p>-1542</text:p>
          </table:table-cell>
          <table:table-cell office:value-type="float" office:value="2500" calcext:value-type="float">
            <text:p>2500</text:p>
          </table:table-cell>
          <table:table-cell office:value-type="float" office:value="257.892" calcext:value-type="float">
            <text:p>257.892</text:p>
          </table:table-cell>
          <table:table-cell office:value-type="float" office:value="487.984" calcext:value-type="float">
            <text:p>487.984</text:p>
          </table:table-cell>
          <table:table-cell office:value-type="float" office:value="551.939" calcext:value-type="float">
            <text:p>551.93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543" calcext:value-type="float">
            <text:p>-1543</text:p>
          </table:table-cell>
          <table:table-cell office:value-type="float" office:value="2600" calcext:value-type="float">
            <text:p>2600</text:p>
          </table:table-cell>
          <table:table-cell office:value-type="float" office:value="-1148.97" calcext:value-type="float">
            <text:p>-1148.97</text:p>
          </table:table-cell>
          <table:table-cell office:value-type="float" office:value="-1897.2" calcext:value-type="float">
            <text:p>-1897.2</text:p>
          </table:table-cell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40" calcext:value-type="float">
            <text:p>-1540</text:p>
          </table:table-cell>
          <table:table-cell office:value-type="float" office:value="2700" calcext:value-type="float">
            <text:p>2700</text:p>
          </table:table-cell>
          <table:table-cell office:value-type="float" office:value="-107.285" calcext:value-type="float">
            <text:p>-107.285</text:p>
          </table:table-cell>
          <table:table-cell office:value-type="float" office:value="535.445" calcext:value-type="float">
            <text:p>535.445</text:p>
          </table:table-cell>
          <table:table-cell office:value-type="float" office:value="546.087" calcext:value-type="float">
            <text:p>546.08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18" calcext:value-type="float">
            <text:p>-1518</text:p>
          </table:table-cell>
          <table:table-cell office:value-type="float" office:value="2800" calcext:value-type="float">
            <text:p>2800</text:p>
          </table:table-cell>
          <table:table-cell office:value-type="float" office:value="310.431" calcext:value-type="float">
            <text:p>310.431</text:p>
          </table:table-cell>
          <table:table-cell office:value-type="float" office:value="-324.115" calcext:value-type="float">
            <text:p>-324.115</text:p>
          </table:table-cell>
          <table:table-cell office:value-type="float" office:value="448.796" calcext:value-type="float">
            <text:p>448.79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79" calcext:value-type="float">
            <text:p>-1479</text:p>
          </table:table-cell>
          <table:table-cell office:value-type="float" office:value="2900" calcext:value-type="float">
            <text:p>2900</text:p>
          </table:table-cell>
          <table:table-cell office:value-type="float" office:value="-426.998" calcext:value-type="float">
            <text:p>-426.998</text:p>
          </table:table-cell>
          <table:table-cell office:value-type="float" office:value="156.834" calcext:value-type="float">
            <text:p>156.834</text:p>
          </table:table-cell>
          <table:table-cell office:value-type="float" office:value="454.89" calcext:value-type="float">
            <text:p>454.8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38" calcext:value-type="float">
            <text:p>-1438</text:p>
          </table:table-cell>
          <table:table-cell office:value-type="float" office:value="3000" calcext:value-type="float">
            <text:p>3000</text:p>
          </table:table-cell>
          <table:table-cell office:value-type="float" office:value="277.91" calcext:value-type="float">
            <text:p>277.91</text:p>
          </table:table-cell>
          <table:table-cell office:value-type="float" office:value="-140.74" calcext:value-type="float">
            <text:p>-140.74</text:p>
          </table:table-cell>
          <table:table-cell office:value-type="float" office:value="311.515" calcext:value-type="float">
            <text:p>311.51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06" calcext:value-type="float">
            <text:p>-1406</text:p>
          </table:table-cell>
          <table:table-cell office:value-type="float" office:value="3100" calcext:value-type="float">
            <text:p>3100</text:p>
          </table:table-cell>
          <table:table-cell office:value-type="float" office:value="-509.776" calcext:value-type="float">
            <text:p>-509.776</text:p>
          </table:table-cell>
          <table:table-cell office:value-type="float" office:value="-222.375" calcext:value-type="float">
            <text:p>-222.375</text:p>
          </table:table-cell>
          <table:table-cell office:value-type="float" office:value="556.167" calcext:value-type="float">
            <text:p>556.16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90" calcext:value-type="float">
            <text:p>-139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83" calcext:value-type="float">
            <text:p>-1383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67" calcext:value-type="float">
            <text:p>-1367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339" calcext:value-type="float">
            <text:p>-1339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304" calcext:value-type="float">
            <text:p>-1304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72" calcext:value-type="float">
            <text:p>-127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52" calcext:value-type="float">
            <text:p>-1252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53" calcext:value-type="float">
            <text:p>-1253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70" calcext:value-type="float">
            <text:p>-127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85" calcext:value-type="float">
            <text:p>-1285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84" calcext:value-type="float">
            <text:p>-1284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67" calcext:value-type="float">
            <text:p>-1267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257" calcext:value-type="float">
            <text:p>-1257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76" calcext:value-type="float">
            <text:p>-1276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325" calcext:value-type="float">
            <text:p>-1325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86" calcext:value-type="float">
            <text:p>-1386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35" calcext:value-type="float">
            <text:p>-1435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54" calcext:value-type="float">
            <text:p>-1454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45" calcext:value-type="float">
            <text:p>-144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31" calcext:value-type="float">
            <text:p>-1431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37" calcext:value-type="float">
            <text:p>-1437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67" calcext:value-type="float">
            <text:p>-1467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11" calcext:value-type="float">
            <text:p>-1511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55" calcext:value-type="float">
            <text:p>-1555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85" calcext:value-type="float">
            <text:p>-1585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01" calcext:value-type="float">
            <text:p>-1601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17" calcext:value-type="float">
            <text:p>-1617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45" calcext:value-type="float">
            <text:p>-1645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78" calcext:value-type="float">
            <text:p>-1678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11" calcext:value-type="float">
            <text:p>-1711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733" calcext:value-type="float">
            <text:p>-1733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31" calcext:value-type="float">
            <text:p>-1731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708" calcext:value-type="float">
            <text:p>-1708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0" calcext:value-type="float">
            <text:p>-168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68" calcext:value-type="float">
            <text:p>-1668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6" calcext:value-type="float">
            <text:p>-1676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95" calcext:value-type="float">
            <text:p>-1695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97" calcext:value-type="float">
            <text:p>-1697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68" calcext:value-type="float">
            <text:p>-1668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22" calcext:value-type="float">
            <text:p>-1622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77" calcext:value-type="float">
            <text:p>-1577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49" calcext:value-type="float">
            <text:p>-1549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40" calcext:value-type="float">
            <text:p>-154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41" calcext:value-type="float">
            <text:p>-1541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533" calcext:value-type="float">
            <text:p>-1533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506" calcext:value-type="float">
            <text:p>-1506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465" calcext:value-type="float">
            <text:p>-1465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25" calcext:value-type="float">
            <text:p>-1425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399" calcext:value-type="float">
            <text:p>-1399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88" calcext:value-type="float">
            <text:p>-1388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81" calcext:value-type="float">
            <text:p>-1381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62" calcext:value-type="float">
            <text:p>-1362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30" calcext:value-type="float">
            <text:p>-133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96" calcext:value-type="float">
            <text:p>-1296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65" calcext:value-type="float">
            <text:p>-1265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49" calcext:value-type="float">
            <text:p>-1249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56" calcext:value-type="float">
            <text:p>-1256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76" calcext:value-type="float">
            <text:p>-1276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87" calcext:value-type="float">
            <text:p>-1287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80" calcext:value-type="float">
            <text:p>-128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63" calcext:value-type="float">
            <text:p>-1263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61" calcext:value-type="float">
            <text:p>-1261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91" calcext:value-type="float">
            <text:p>-1291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345" calcext:value-type="float">
            <text:p>-1345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404" calcext:value-type="float">
            <text:p>-1404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46" calcext:value-type="float">
            <text:p>-1446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455" calcext:value-type="float">
            <text:p>-1455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41" calcext:value-type="float">
            <text:p>-1441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30" calcext:value-type="float">
            <text:p>-143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43" calcext:value-type="float">
            <text:p>-1443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479" calcext:value-type="float">
            <text:p>-1479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25" calcext:value-type="float">
            <text:p>-1525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66" calcext:value-type="float">
            <text:p>-1566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92" calcext:value-type="float">
            <text:p>-1592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08" calcext:value-type="float">
            <text:p>-1608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27" calcext:value-type="float">
            <text:p>-1627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54" calcext:value-type="float">
            <text:p>-1654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7" calcext:value-type="float">
            <text:p>-1687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719" calcext:value-type="float">
            <text:p>-1719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36" calcext:value-type="float">
            <text:p>-1736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727" calcext:value-type="float">
            <text:p>-1727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98" calcext:value-type="float">
            <text:p>-1698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3" calcext:value-type="float">
            <text:p>-1673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67" calcext:value-type="float">
            <text:p>-1667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81" calcext:value-type="float">
            <text:p>-1681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99" calcext:value-type="float">
            <text:p>-1699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93" calcext:value-type="float">
            <text:p>-1693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58" calcext:value-type="float">
            <text:p>-1658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10" calcext:value-type="float">
            <text:p>-161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66" calcext:value-type="float">
            <text:p>-1566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41" calcext:value-type="float">
            <text:p>-1541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39" calcext:value-type="float">
            <text:p>-1539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543" calcext:value-type="float">
            <text:p>-1543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30" calcext:value-type="float">
            <text:p>-1530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498" calcext:value-type="float">
            <text:p>-1498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55" calcext:value-type="float">
            <text:p>-1455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416" calcext:value-type="float">
            <text:p>-141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391" calcext:value-type="float">
            <text:p>-1391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381" calcext:value-type="float">
            <text:p>-1381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373" calcext:value-type="float">
            <text:p>-1373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353" calcext:value-type="float">
            <text:p>-1353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321" calcext:value-type="float">
            <text:p>-1321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288" calcext:value-type="float">
            <text:p>-1288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60" calcext:value-type="float">
            <text:p>-1260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59" calcext:value-type="float">
            <text:p>-1259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279" calcext:value-type="float">
            <text:p>-1279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87" calcext:value-type="float">
            <text:p>-1287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78" calcext:value-type="float">
            <text:p>-1278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64" calcext:value-type="float">
            <text:p>-1264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68" calcext:value-type="float">
            <text:p>-1268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86" calcext:value-type="float">
            <text:p>-1686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80" calcext:value-type="float">
            <text:p>-1680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45" calcext:value-type="float">
            <text:p>-1645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596" calcext:value-type="float">
            <text:p>-1596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52" calcext:value-type="float">
            <text:p>-1552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528" calcext:value-type="float">
            <text:p>-1528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25" calcext:value-type="float">
            <text:p>-1525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527" calcext:value-type="float">
            <text:p>-1527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15" calcext:value-type="float">
            <text:p>-1515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81" calcext:value-type="float">
            <text:p>-1481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38" calcext:value-type="float">
            <text:p>-1438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02" calcext:value-type="float">
            <text:p>-1402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78" calcext:value-type="float">
            <text:p>-1378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369" calcext:value-type="float">
            <text:p>-1369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360" calcext:value-type="float">
            <text:p>-1360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339" calcext:value-type="float">
            <text:p>-1339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05" calcext:value-type="float">
            <text:p>-1305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70" calcext:value-type="float">
            <text:p>-127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44" calcext:value-type="float">
            <text:p>-1244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237" calcext:value-type="float">
            <text:p>-1237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47" calcext:value-type="float">
            <text:p>-1247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265" calcext:value-type="float">
            <text:p>-1265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72" calcext:value-type="float">
            <text:p>-1272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261" calcext:value-type="float">
            <text:p>-1261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45" calcext:value-type="float">
            <text:p>-1245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251" calcext:value-type="float">
            <text:p>-1251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91" calcext:value-type="float">
            <text:p>-1291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349" calcext:value-type="float">
            <text:p>-1349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04" calcext:value-type="float">
            <text:p>-1404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435" calcext:value-type="float">
            <text:p>-1435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36" calcext:value-type="float">
            <text:p>-1436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422" calcext:value-type="float">
            <text:p>-1422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18" calcext:value-type="float">
            <text:p>-1418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439" calcext:value-type="float">
            <text:p>-1439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81" calcext:value-type="float">
            <text:p>-1481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27" calcext:value-type="float">
            <text:p>-1527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62" calcext:value-type="float">
            <text:p>-1562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84" calcext:value-type="float">
            <text:p>-1584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00" calcext:value-type="float">
            <text:p>-1600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23" calcext:value-type="float">
            <text:p>-1623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55" calcext:value-type="float">
            <text:p>-1655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86" calcext:value-type="float">
            <text:p>-1686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12" calcext:value-type="float">
            <text:p>-1712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20" calcext:value-type="float">
            <text:p>-1720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03" calcext:value-type="float">
            <text:p>-1703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75" calcext:value-type="float">
            <text:p>-1675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57" calcext:value-type="float">
            <text:p>-1657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58" calcext:value-type="float">
            <text:p>-1658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74" calcext:value-type="float">
            <text:p>-1674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85" calcext:value-type="float">
            <text:p>-1685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8" calcext:value-type="float">
            <text:p>-1668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28" calcext:value-type="float">
            <text:p>-1628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81" calcext:value-type="float">
            <text:p>-1581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543" calcext:value-type="float">
            <text:p>-1543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27" calcext:value-type="float">
            <text:p>-1527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528" calcext:value-type="float">
            <text:p>-1528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25" calcext:value-type="float">
            <text:p>-1525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02" calcext:value-type="float">
            <text:p>-15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64" calcext:value-type="float">
            <text:p>-1464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425" calcext:value-type="float">
            <text:p>-1425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395" calcext:value-type="float">
            <text:p>-1395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378" calcext:value-type="float">
            <text:p>-1378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70" calcext:value-type="float">
            <text:p>-1370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357" calcext:value-type="float">
            <text:p>-1357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30" calcext:value-type="float">
            <text:p>-1330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95" calcext:value-type="float">
            <text:p>-1295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62" calcext:value-type="float">
            <text:p>-1262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239" calcext:value-type="float">
            <text:p>-1239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38" calcext:value-type="float">
            <text:p>-1238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255" calcext:value-type="float">
            <text:p>-1255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72" calcext:value-type="float">
            <text:p>-1272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71" calcext:value-type="float">
            <text:p>-1271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54" calcext:value-type="float">
            <text:p>-1254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242" calcext:value-type="float">
            <text:p>-1242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61" calcext:value-type="float">
            <text:p>-1261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312" calcext:value-type="float">
            <text:p>-1312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373" calcext:value-type="float">
            <text:p>-1373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19" calcext:value-type="float">
            <text:p>-1419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39" calcext:value-type="float">
            <text:p>-1439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432" calcext:value-type="float">
            <text:p>-1432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18" calcext:value-type="float">
            <text:p>-1418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424" calcext:value-type="float">
            <text:p>-1424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55" calcext:value-type="float">
            <text:p>-1455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500" calcext:value-type="float">
            <text:p>-1500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543" calcext:value-type="float">
            <text:p>-1543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573" calcext:value-type="float">
            <text:p>-1573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590" calcext:value-type="float">
            <text:p>-1590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06" calcext:value-type="float">
            <text:p>-1606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33" calcext:value-type="float">
            <text:p>-1633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65" calcext:value-type="float">
            <text:p>-1665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720" calcext:value-type="float">
            <text:p>-1720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720" calcext:value-type="float">
            <text:p>-1720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68" calcext:value-type="float">
            <text:p>-1668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57" calcext:value-type="float">
            <text:p>-1657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66" calcext:value-type="float">
            <text:p>-1666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84" calcext:value-type="float">
            <text:p>-1684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86" calcext:value-type="float">
            <text:p>-1686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59" calcext:value-type="float">
            <text:p>-1659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13" calcext:value-type="float">
            <text:p>-1613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67" calcext:value-type="float">
            <text:p>-1567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36" calcext:value-type="float">
            <text:p>-1536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29" calcext:value-type="float">
            <text:p>-1529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32" calcext:value-type="float">
            <text:p>-1532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24" calcext:value-type="float">
            <text:p>-1524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493" calcext:value-type="float">
            <text:p>-1493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452" calcext:value-type="float">
            <text:p>-1452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416" calcext:value-type="float">
            <text:p>-1416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390" calcext:value-type="float">
            <text:p>-1390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377" calcext:value-type="float">
            <text:p>-1377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368" calcext:value-type="float">
            <text:p>-1368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350" calcext:value-type="float">
            <text:p>-1350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319" calcext:value-type="float">
            <text:p>-1319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4" calcext:value-type="float">
            <text:p>-1284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53" calcext:value-type="float">
            <text:p>-1253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37" calcext:value-type="float">
            <text:p>-1237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243" calcext:value-type="float">
            <text:p>-1243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60" calcext:value-type="float">
            <text:p>-1260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273" calcext:value-type="float">
            <text:p>-1273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69" calcext:value-type="float">
            <text:p>-1269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252" calcext:value-type="float">
            <text:p>-1252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46" calcext:value-type="float">
            <text:p>-1246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273" calcext:value-type="float">
            <text:p>-1273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29" calcext:value-type="float">
            <text:p>-1329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88" calcext:value-type="float">
            <text:p>-1388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429" calcext:value-type="float">
            <text:p>-1429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441" calcext:value-type="float">
            <text:p>-1441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430" calcext:value-type="float">
            <text:p>-1430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419" calcext:value-type="float">
            <text:p>-1419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30" calcext:value-type="float">
            <text:p>-1430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66" calcext:value-type="float">
            <text:p>-1466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513" calcext:value-type="float">
            <text:p>-1513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553" calcext:value-type="float">
            <text:p>-1553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81" calcext:value-type="float">
            <text:p>-1581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596" calcext:value-type="float">
            <text:p>-1596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15" calcext:value-type="float">
            <text:p>-1615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44" calcext:value-type="float">
            <text:p>-1644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77" calcext:value-type="float">
            <text:p>-1677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707" calcext:value-type="float">
            <text:p>-1707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723" calcext:value-type="float">
            <text:p>-1723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717" calcext:value-type="float">
            <text:p>-1717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91" calcext:value-type="float">
            <text:p>-1691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66" calcext:value-type="float">
            <text:p>-1666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60" calcext:value-type="float">
            <text:p>-1660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74" calcext:value-type="float">
            <text:p>-1674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90" calcext:value-type="float">
            <text:p>-1690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86" calcext:value-type="float">
            <text:p>-1686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1" calcext:value-type="float">
            <text:p>-1651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02" calcext:value-type="float">
            <text:p>-1602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559" calcext:value-type="float">
            <text:p>-1559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535" calcext:value-type="float">
            <text:p>-1535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31" calcext:value-type="float">
            <text:p>-1531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33" calcext:value-type="float">
            <text:p>-1533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21" calcext:value-type="float">
            <text:p>-1521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86" calcext:value-type="float">
            <text:p>-1486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44" calcext:value-type="float">
            <text:p>-1444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410" calcext:value-type="float">
            <text:p>-141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387" calcext:value-type="float">
            <text:p>-1387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378" calcext:value-type="float">
            <text:p>-1378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368" calcext:value-type="float">
            <text:p>-1368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345" calcext:value-type="float">
            <text:p>-1345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311" calcext:value-type="float">
            <text:p>-1311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276" calcext:value-type="float">
            <text:p>-1276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50" calcext:value-type="float">
            <text:p>-1250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240" calcext:value-type="float">
            <text:p>-1240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50" calcext:value-type="float">
            <text:p>-1250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269" calcext:value-type="float">
            <text:p>-1269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78" calcext:value-type="float">
            <text:p>-1278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268" calcext:value-type="float">
            <text:p>-1268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50" calcext:value-type="float">
            <text:p>-1250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254" calcext:value-type="float">
            <text:p>-1254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91" calcext:value-type="float">
            <text:p>-1291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349" calcext:value-type="float">
            <text:p>-1349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05" calcext:value-type="float">
            <text:p>-1405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440" calcext:value-type="float">
            <text:p>-1440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43" calcext:value-type="float">
            <text:p>-1443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8:58:35.208299943</dc:date>
    <meta:editing-duration>PT2M46S</meta:editing-duration>
    <meta:editing-cycles>1</meta:editing-cycles>
    <meta:document-statistic meta:table-count="1" meta:cell-count="19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042cm" svg:height="9.005cm" xlink:href=".." xlink:type="simple" chart:class="chart:scatter" chart:style-name="ch1">
        <chart:legend chart:legend-position="end" svg:x="36.216cm" svg:y="4.203cm" style:legend-expansion="high" chart:style-name="ch2"/>
        <chart:plot-area chart:style-name="ch3" table:cell-range-address="660hz_size320_DFT_output_record1s_all_ftRange3200hz.C2:660hz_size320_DFT_output_record1s_all_ftRange3200hz.C33 660hz_size320_DFT_output_record1s_all_ftRange3200hz.F2:660hz_size320_DFT_output_record1s_all_ftRange3200hz.F33" svg:x="0.78cm" svg:y="0.18cm" svg:width="34.656cm" svg:height="8.645cm">
          <chartooo:coordinate-region svg:x="1.957cm" svg:y="0.38cm" svg:width="33.10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3200hz.F2:660hz_size320_DFT_output_record1s_all_ftRange3200hz.F33" chart:class="chart:scatter">
            <chart:domain table:cell-range-address="660hz_size320_DFT_output_record1s_all_ftRange3200hz.C2:660hz_size320_DFT_output_record1s_all_ftRange3200hz.C33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3200hz.C2:660hz_size320_DFT_output_record1s_all_ftRange3200hz.C33</svg:desc>
                </draw:g>
              </table:table-cell>
              <table:table-cell office:value-type="float" office:value="0">
                <text:p>0</text:p>
                <draw:g>
                  <svg:desc>660hz_size320_DFT_output_record1s_all_ftRange3200hz.F2:660hz_size320_DFT_output_record1s_all_ftRange3200hz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28.61">
                <text:p>2428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367.19">
                <text:p>2367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755.06">
                <text:p>2755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354.42">
                <text:p>4354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925.56">
                <text:p>592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1138.4">
                <text:p>2113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2796.1">
                <text:p>2279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8834.81">
                <text:p>8834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4401.5">
                <text:p>440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722.47">
                <text:p>372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743.49">
                <text:p>274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280.65">
                <text:p>2280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999.19">
                <text:p>1999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511.92">
                <text:p>151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865.07">
                <text:p>1865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1160.5">
                <text:p>116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1670.73">
                <text:p>1670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990.136">
                <text:p>99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026.16">
                <text:p>2026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044.99">
                <text:p>1044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953.483">
                <text:p>953.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688.662">
                <text:p>688.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007.73">
                <text:p>1007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551.939">
                <text:p>551.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546.087">
                <text:p>546.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448.796">
                <text:p>448.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454.89">
                <text:p>454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311.515">
                <text:p>311.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556.167">
                <text:p>556.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